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4B24000038BFFBD636AA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7cm" svg:height="12.839cm" draw:z-index="0"><draw:image xlink:href="Pictures/2000000700004B24000038BFFBD636AA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ke Suggett</meta:initial-creator>
    <meta:creation-date>2014-01-27T14:08:59.19</meta:creation-date>
    <meta:document-statistic meta:table-count="0" meta:image-count="1" meta:object-count="0" meta:page-count="1" meta:paragraph-count="0" meta:word-count="0" meta:character-count="0"/>
    <dc:date>2014-01-27T14:11:51.28</dc:date>
    <dc:creator>Luke Suggett</dc:creator>
    <meta:editing-duration>PT2M52S</meta:editing-duration>
    <meta:editing-cycles>1</meta:editing-cycles>
    <meta:generator>OpenOffice/4.0.1$Win32 OpenOffice.org_project/401m5$Build-9714</meta:generator>
  </office:meta>
</office:document-meta>
</file>